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5.794375cm"/>
    </style:style>
    <style:style style:name="co6" style:family="table-column">
      <style:table-column-properties fo:break-before="auto" style:column-width="3.99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string" table:style-name="ce1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torial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3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hours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meeting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ing<text:s/>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4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ml and design description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php<text:s/>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5" table:style-name="ta1">
        <table:table-column table:style-name="co6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Meeting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Presentations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Implementation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number-rows-repeated="1048571" table:style-name="ro3">
          <table:table-cell table:number-columns-repeated="16384"/>
        </table:table-row>
      </table:table>
      <table:table table:name="Week_6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7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8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9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  <table:table table:name="Week_10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3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dc:creator>Aliya Hussain</dc:creator>
    <meta:creation-date>2016-11-14T15:42:45Z</meta:creation-date>
    <dc:date>2016-12-12T12:32:04Z</dc:date>
    <meta:editing-cycles>1</meta:editing-cycles>
    <meta:editing-duration>PT243S</meta:editing-duration>
  </office:meta>
</office:document-meta>
</file>